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Heading_20_2">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0.3</text:p>
      <text:p text:style-name="Subtitle">3<text:span text:style-name="T3">rd</text:span> September 2009</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Event Condition Action Rules<text:tab/>4</text:p>
          <text:p text:style-name="P12">Rule Bindings<text:tab/>5</text:p>
          <text:p text:style-name="P12">Built-in Conditions and Actions<text:tab/>5</text:p>
          <text:p text:style-name="P12">Extending or Replacing the Byteman Language Built-ins<text:tab/>6</text:p>
          <text:p text:style-name="P12">Agent Transformation<text:tab/>6</text:p>
          <text:p text:style-name="P12">ECA Rule Engine<text:tab/>7</text:p>
          <text:p text:style-name="P11">The Byteman Rule Language<text:tab/>9</text:p>
          <text:p text:style-name="P12">Rule Events<text:tab/>9</text:p>
          <text:p text:style-name="P12">Location Specifiers<text:tab/>10</text:p>
          <text:p text:style-name="P12">Rule Bindings<text:tab/>12</text:p>
          <text:p text:style-name="P12">Rule Expressions<text:tab/>13</text:p>
          <text:p text:style-name="P12">Rule Conditions<text:tab/>13</text:p>
          <text:p text:style-name="P12">Rule Actions<text:tab/>14</text:p>
          <text:p text:style-name="P12">Built-In Calls<text:tab/>15</text:p>
          <text:p text:style-name="P12">User-Defined Rule Helpers<text:tab/>16</text:p>
          <text:p text:style-name="P11">Byteman Rule Language Standard Built-Ins<text:tab/>18</text:p>
          <text:p text:style-name="P12">Thread Coordination Operations<text:tab/>18</text:p>
          <text:p text:style-name="P13">Waiters<text:tab/>18</text:p>
          <text:p text:style-name="P13">Rendezvous<text:tab/>19</text:p>
          <text:p text:style-name="P13">Aborting Execution<text:tab/>20</text:p>
          <text:p text:style-name="P12">Rule State Management Operations<text:tab/>20</text:p>
          <text:p text:style-name="P13">CountDowns<text:tab/>20</text:p>
          <text:p text:style-name="P13">Flags<text:tab/>21</text:p>
          <text:p text:style-name="P13">Counters<text:tab/>21</text:p>
          <text:p text:style-name="P12">Trace and Debug Operations<text:tab/>22</text:p>
          <text:p text:style-name="P13">Debugging<text:tab/>22</text:p>
          <text:p text:style-name="P13">Tracing<text:tab/>22</text:p>
          <text:p text:style-name="P11">Using Byteman<text:tab/>24</text:p>
          <text:p text:style-name="P12">Downloading a binary release<text:tab/>24</text:p>
          <text:p text:style-name="P12">Obtaining the sources<text:tab/>24</text:p>
          <text:p text:style-name="P12">Building Byteman from the sources<text:tab/>24</text:p>
          <text:p text:style-name="P12">Using Byteman<text:tab/>24</text:p>
          <text:p text:style-name="P12">Checking Rules Offline<text:tab/>25</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87661336"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214127287"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621795347" text:continue-list="list187661336"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229409564"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385395613" text:continue-list="list621795347"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create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217665666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157573995"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68184280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840200438"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692718651" text:continue-list="list1681842803" text:style-name="Outline">
        <text:list-item>
          <text:list>
            <text:list-header>
              <text:h text:style-name="P20"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text:soft-page-break/>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74657981"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53892045" text:continue-numbering="true" text:style-name="Outline">
        <text:list-item>
          <text:list>
            <text:list-header>
              <text:h text:style-name="P2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053055044"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9">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05543586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94416695"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170177818"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027167563"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1732852809"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1574556763" text:continue-list="list94416695"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26774077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30839307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95565915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093212675"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100792944"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312064003"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216140566" text:continue-numbering="true" text:style-name="Outline">
        <text:list-item>
          <text:list>
            <text:list-item>
              <text:list>
                <text:list-header>
                  <text:h text:style-name="P21"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311282132"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24486478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826964596"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496167278" text:continue-numbering="true" text:style-name="Outline">
        <text:list-item>
          <text:list>
            <text:list-item>
              <text:list>
                <text:list-header>
                  <text:h text:style-name="P21"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text:soft-page-break/>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336061559"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11958334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text:soft-page-break/>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565264271"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text:p>
      <text:list xml:id="list1404806581" text:continue-numbering="true" text:style-name="Outline">
        <text:list-item>
          <text:list>
            <text:list-header>
              <text:h text:style-name="P20"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623468645"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924337635"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8"><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8"><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8"><text:span text:style-name="Code_20_Text">org.jboss.byteman.debug</text:span></text:p>
      <text:p text:style-name="P1">If either of these properties is set then debug calls will print to <text:span text:style-name="Code_20_Text">System.out.</text:span></text:p>
      <text:list xml:id="list1497326090"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4"> and to find the byteman jar in </text:span></text:span><text:span text:style-name="Code_20_Text">../lib</text:span><text:span text:style-name="Code_20_Text"><text:span text:style-name="T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09-09-03T10:17:30</dc:date>
    <meta:printed-by>Andrew Dinn</meta:printed-by>
    <meta:print-date>2008-09-26T17:21:42</meta:print-date>
    <meta:editing-cycles>79</meta:editing-cycles>
    <meta:editing-duration>PT32H32M35S</meta:editing-duration>
    <meta:document-statistic meta:table-count="0" meta:image-count="0" meta:object-count="0" meta:page-count="26" meta:paragraph-count="302" meta:word-count="9802" meta:character-count="61845"/>
    <meta:user-defined meta:name="Info 1"/>
    <meta:user-defined meta:name="Info 2"/>
    <meta:user-defined meta:name="Info 3"/>
    <meta:user-defined meta:name="Info 4"/>
  </office:meta>
</office:document-meta>
</file>